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HN MINISTERS TO THE MULTITUDES (3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HN MINISTERS TO THE MULTITUDES (3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John preaches (3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What John preaches (3:1-4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message (3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message (3:1-3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As proclaimed (3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s predicted (3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What John preaches (3:1-4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is message (3:1-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His mantle (3: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JOHN MINISTERS TO THE MULTITUDES (3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John preaches (3:1-4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whom John preaches (3:5-1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o whom John preaches (3:5-1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o the people of Israel (3:5-6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the religious leaders of Israel (3:7-1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o the religious leaders of Israel (3:7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John's description of these wicked men (3: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leaders' demand of John (3:8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o whom John preaches (3:5-10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o the people of Israel (3:5-6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o the religious leaders of Israel (3:7-1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JOHN MINISTERS TO THE MULTITUDES (3:1-12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John preaches (3:1-4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o whom John preaches (3:5-10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For whom John preaches (3:11-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MATTHEW 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OHN MINISTERS TO THE MULTITUDES (3:1-12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JOHN MINISTERS TO THE MESSIAH (3:13-1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JOHN MINISTERS TO THE MESSIAH (3:13-17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he agreement by the Baptist (3:13-15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agreement by the Baptist (3:13-15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John's objection (3:13-14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John's obedience (3: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JOHN MINISTERS TO THE MESSIAH (3:13-17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agreement by the Baptist (3:13-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anointing by the Spirit (3:16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approval by the Father (3:1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MATTHEW 3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JOHN MINISTERS TO THE MULTITUDES (3:1-1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JOHN MINISTERS TO THE MESSIAH (3:13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3 </dc:title>
    <meta:initial-creator>David STRICKLAND</meta:initial-creator>
    <dc:creator>David STRICKLAND</dc:creator>
    <meta:creation-date>2020-02-22T17:35:42Z</meta:creation-date>
    <dc:date>2020-02-22T17:35:42Z</dc:date>
    <meta:template xlink:href="BibleStudy" xlink:type="simple"/>
    <meta:editing-cycles>1</meta:editing-cycles>
    <meta:editing-duration>PT0S</meta:editing-duration>
    <meta:document-statistic meta:paragraph-count="43" meta:word-count="322"/>
  </office:meta>
</office:document-meta>
</file>